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N.mean</text:p>
          </table:table-cell>
          <table:table-cell office:value-type="string">
            <text:p>N2.mean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float" office:value="203.333333333333">
            <text:p>203,3333333333</text:p>
          </table:table-cell>
          <table:table-cell office:value-type="float" office:value="201.666666666667">
            <text:p>201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776.666666666667">
            <text:p>77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float" office:value="476.666666666667">
            <text:p>476,6666666667</text:p>
          </table:table-cell>
          <table:table-cell office:value-type="float" office:value="473.333333333333">
            <text:p>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336.666666666667">
            <text:p>3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float" office:value="216.666666666667">
            <text:p>216,6666666667</text:p>
          </table:table-cell>
          <table:table-cell office:value-type="float" office:value="213.333333333333">
            <text:p>2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float" office:value="9200">
            <text:p>92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float" office:value="2076.66666666667">
            <text:p>2076,6666666667</text:p>
          </table:table-cell>
          <table:table-cell office:value-type="float" office:value="2073.33333333333">
            <text:p>20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float" office:value="1923.33333333333">
            <text:p>1923,3333333333</text:p>
          </table:table-cell>
          <table:table-cell office:value-type="float" office:value="1913.33333333333">
            <text:p>19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float" office:value="2613.33333333333">
            <text:p>2613,3333333333</text:p>
          </table:table-cell>
          <table:table-cell office:value-type="float" office:value="2606.66666666667">
            <text:p>26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float" office:value="1946.66666666667">
            <text:p>1946,6666666667</text:p>
          </table:table-cell>
          <table:table-cell office:value-type="float" office:value="1916.66666666667">
            <text:p>191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float" office:value="2296.66666666667">
            <text:p>2296,6666666667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float" office:value="3566.66666666667">
            <text:p>3566,6666666667</text:p>
          </table:table-cell>
          <table:table-cell office:value-type="float" office:value="3330">
            <text:p>333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float" office:value="1746.66666666667">
            <text:p>1746,6666666667</text:p>
          </table:table-cell>
          <table:table-cell office:value-type="float" office:value="1623.33333333333">
            <text:p>162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float" office:value="1036.66666666667">
            <text:p>1036,6666666667</text:p>
          </table:table-cell>
          <table:table-cell office:value-type="float" office:value="993.333333333333">
            <text:p>9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float" office:value="2713.33333333333">
            <text:p>2713,3333333333</text:p>
          </table:table-cell>
          <table:table-cell office:value-type="float" office:value="2546.66666666667">
            <text:p>254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float" office:value="1713.33333333333">
            <text:p>1713,3333333333</text:p>
          </table:table-cell>
          <table:table-cell office:value-type="float" office:value="1683.33333333333">
            <text:p>168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float" office:value="1896.66666666667">
            <text:p>1896,6666666667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float" office:value="2133.33333333333">
            <text:p>2133,3333333333</text:p>
          </table:table-cell>
          <table:table-cell office:value-type="float" office:value="2056.66666666667">
            <text:p>205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float" office:value="1706.66666666667">
            <text:p>1706,6666666667</text:p>
          </table:table-cell>
          <table:table-cell office:value-type="float" office:value="1636.66666666667">
            <text:p>16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float" office:value="1210">
            <text:p>1210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4.375">
            <text:p>74,3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table:number-columns-repeated="2" office:value-type="float" office:value="222.307692307692">
            <text:p>222,307692307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float" office:value="1202.5">
            <text:p>1202,5</text:p>
          </table:table-cell>
          <table:table-cell office:value-type="float" office:value="1197.5">
            <text:p>119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float" office:value="947.5">
            <text:p>947,5</text:p>
          </table:table-cell>
          <table:table-cell office:value-type="float" office:value="942.5">
            <text:p>94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647.5">
            <text:p>64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float" office:value="337.5">
            <text:p>337,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float" office:value="23232.5">
            <text:p>23232,5</text:p>
          </table:table-cell>
          <table:table-cell office:value-type="float" office:value="1692.5">
            <text:p>169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float" office:value="5077.5">
            <text:p>5077,5</text:p>
          </table:table-cell>
          <table:table-cell office:value-type="float" office:value="4752.5">
            <text:p>475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float" office:value="3292.5">
            <text:p>3292,5</text:p>
          </table:table-cell>
          <table:table-cell office:value-type="float" office:value="3242.5">
            <text:p>324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float" office:value="2510">
            <text:p>2510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float" office:value="1752.5">
            <text:p>1752,5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float" office:value="2405">
            <text:p>2405</text:p>
          </table:table-cell>
          <table:table-cell office:value-type="float" office:value="2117.5">
            <text:p>211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float" office:value="1772.5">
            <text:p>1772,5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float" office:value="2145">
            <text:p>2145</text:p>
          </table:table-cell>
          <table:table-cell office:value-type="float" office:value="1882.5">
            <text:p>18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float" office:value="1585">
            <text:p>158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float" office:value="1390">
            <text:p>1390</text:p>
          </table:table-cell>
          <table:table-cell office:value-type="float" office:value="1282.5">
            <text:p>12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float" office:value="1497.5">
            <text:p>1497,5</text:p>
          </table:table-cell>
          <table:table-cell office:value-type="float" office:value="1402.5">
            <text:p>140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float" office:value="1130">
            <text:p>113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float" office:value="1292.5">
            <text:p>1292,5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float" office:value="1935">
            <text:p>1935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float" office:value="1317.5">
            <text:p>1317,5</text:p>
          </table:table-cell>
          <table:table-cell office:value-type="float" office:value="1297.5">
            <text:p>12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251.25">
            <text:p>251,2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float" office:value="379.5">
            <text:p>379,5</text:p>
          </table:table-cell>
          <table:table-cell office:value-type="float" office:value="376.5">
            <text:p>376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float" office:value="757.894736842105">
            <text:p>757,8947368421</text:p>
          </table:table-cell>
          <table:table-cell office:value-type="float" office:value="745.263157894737">
            <text:p>745,263157894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float" office:value="882.631578947368">
            <text:p>882,6315789474</text:p>
          </table:table-cell>
          <table:table-cell office:value-type="float" office:value="879.473684210526">
            <text:p>879,47368421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float" office:value="762">
            <text:p>762</text:p>
          </table:table-cell>
          <table:table-cell office:value-type="float" office:value="760.5">
            <text:p>760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float" office:value="798">
            <text:p>798</text:p>
          </table:table-cell>
          <table:table-cell office:value-type="float" office:value="748.5">
            <text:p>748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float" office:value="5173.5">
            <text:p>5173,5</text:p>
          </table:table-cell>
          <table:table-cell office:value-type="float" office:value="2152.5">
            <text:p>2152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float" office:value="4114.5">
            <text:p>4114,5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float" office:value="2502">
            <text:p>2502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float" office:value="2255">
            <text:p>2255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float" office:value="3075">
            <text:p>3075</text:p>
          </table:table-cell>
          <table:table-cell office:value-type="float" office:value="2487.5">
            <text:p>2487,5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501">
            <text:p>501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530">
            <text:p>153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813">
            <text:p>81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540">
            <text:p>54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378">
            <text:p>37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513">
            <text:p>513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1256.66666666667">
            <text:p>1256,666666666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float" office:value="1205.625">
            <text:p>1205,625</text:p>
          </table:table-cell>
          <table:table-cell office:value-type="float" office:value="1196.25">
            <text:p>1196,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float" office:value="1766">
            <text:p>1766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float" office:value="1917.69230769231">
            <text:p>1917,6923076923</text:p>
          </table:table-cell>
          <table:table-cell office:value-type="float" office:value="1913.07692307692">
            <text:p>1913,076923076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float" office:value="862">
            <text:p>862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float" office:value="845">
            <text:p>845</text:p>
          </table:table-cell>
          <table:table-cell office:value-type="float" office:value="842.5">
            <text:p>842,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float" office:value="1426">
            <text:p>1426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434">
            <text:p>143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float" office:value="1132">
            <text:p>1132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float" office:value="690">
            <text:p>69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364">
            <text:p>36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142">
            <text:p>142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450">
            <text:p>4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table:number-columns-repeated="2" office:value-type="float" office:value="490">
            <text:p>4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table:number-columns-repeated="2" office:value-type="float" office:value="220">
            <text:p>2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float" office:value="9285">
            <text:p>9285</text:p>
          </table:table-cell>
          <table:table-cell office:value-type="float" office:value="8530">
            <text:p>85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float" office:value="3045">
            <text:p>3045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float" office:value="2620">
            <text:p>2620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float" office:value="2795">
            <text:p>2795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float" office:value="1935">
            <text:p>1935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float" office:value="2625">
            <text:p>2625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float" office:value="2025">
            <text:p>2025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float" office:value="835">
            <text:p>835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float" office:value="1060">
            <text:p>1060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float" office:value="1875">
            <text:p>1875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float" office:value="1920">
            <text:p>1920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float" office:value="1725">
            <text:p>1725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float" office:value="1560">
            <text:p>1560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float" office:value="960">
            <text:p>960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7">
            <text:p>1987</text:p>
          </table:table-cell>
          <table:table-cell office:value-type="float" office:value="5.58333333333333">
            <text:p>5,5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8">
            <text:p>1988</text:p>
          </table:table-cell>
          <table:table-cell office:value-type="float" office:value="3.08333333333333">
            <text:p>3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9">
            <text:p>1989</text:p>
          </table:table-cell>
          <table:table-cell office:value-type="float" office:value="4.41666666666667">
            <text:p>4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0">
            <text:p>1990</text:p>
          </table:table-cell>
          <table:table-cell office:value-type="float" office:value="2.66666666666667">
            <text:p>2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1">
            <text:p>1991</text:p>
          </table:table-cell>
          <table:table-cell office:value-type="float" office:value="7.16666666666667">
            <text:p>7,1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2">
            <text:p>1992</text:p>
          </table:table-cell>
          <table:table-cell office:value-type="float" office:value="4.08333333333333">
            <text:p>4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3">
            <text:p>1993</text:p>
          </table:table-cell>
          <table:table-cell office:value-type="float" office:value="10.9166666666667">
            <text:p>10,9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4">
            <text:p>1994</text:p>
          </table:table-cell>
          <table:table-cell office:value-type="float" office:value="10.6041666666667">
            <text:p>10,604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5">
            <text:p>1995</text:p>
          </table:table-cell>
          <table:table-cell office:value-type="float" office:value="22.5875">
            <text:p>22,5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6">
            <text:p>1996</text:p>
          </table:table-cell>
          <table:table-cell office:value-type="float" office:value="12.3583333333333">
            <text:p>12,35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7">
            <text:p>1997</text:p>
          </table:table-cell>
          <table:table-cell office:value-type="float" office:value="42.3833333333333">
            <text:p>42,3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8">
            <text:p>1998</text:p>
          </table:table-cell>
          <table:table-cell office:value-type="float" office:value="165.020833333333">
            <text:p>165,0208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9">
            <text:p>1999</text:p>
          </table:table-cell>
          <table:table-cell office:value-type="float" office:value="50.353125">
            <text:p>50,3531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0">
            <text:p>2000</text:p>
          </table:table-cell>
          <table:table-cell office:value-type="float" office:value="14.4645833333333">
            <text:p>14,4645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1">
            <text:p>2001</text:p>
          </table:table-cell>
          <table:table-cell office:value-type="float" office:value="45.5291666666667">
            <text:p>45,529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2">
            <text:p>2002</text:p>
          </table:table-cell>
          <table:table-cell office:value-type="float" office:value="60.4333333333333">
            <text:p>60,4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3">
            <text:p>2003</text:p>
          </table:table-cell>
          <table:table-cell office:value-type="float" office:value="49.2104166666667">
            <text:p>49,2104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4">
            <text:p>2004</text:p>
          </table:table-cell>
          <table:table-cell office:value-type="float" office:value="40.7833333333333">
            <text:p>40,7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5">
            <text:p>2005</text:p>
          </table:table-cell>
          <table:table-cell office:value-type="float" office:value="32.8291666666667">
            <text:p>32,829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6">
            <text:p>2006</text:p>
          </table:table-cell>
          <table:table-cell office:value-type="float" office:value="16.375">
            <text:p>16,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7">
            <text:p>2007</text:p>
          </table:table-cell>
          <table:table-cell office:value-type="float" office:value="24.2958333333333">
            <text:p>24,2958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8">
            <text:p>2008</text:p>
          </table:table-cell>
          <table:table-cell office:value-type="float" office:value="17.91875">
            <text:p>17,91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9">
            <text:p>2009</text:p>
          </table:table-cell>
          <table:table-cell office:value-type="float" office:value="90.8458333333333">
            <text:p>90,8458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0">
            <text:p>2010</text:p>
          </table:table-cell>
          <table:table-cell office:value-type="float" office:value="25.2479166666667">
            <text:p>25,2479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1">
            <text:p>2011</text:p>
          </table:table-cell>
          <table:table-cell office:value-type="float" office:value="33.675">
            <text:p>33,6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2">
            <text:p>2012</text:p>
          </table:table-cell>
          <table:table-cell office:value-type="float" office:value="24.0895833333333">
            <text:p>24,0895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3">
            <text:p>2013</text:p>
          </table:table-cell>
          <table:table-cell office:value-type="float" office:value="18.1520833333333">
            <text:p>18,1520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7">
            <text:p>1987</text:p>
          </table:table-cell>
          <table:table-cell office:value-type="float" office:value="3.33333333333333">
            <text:p>3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8">
            <text:p>1988</text:p>
          </table:table-cell>
          <table:table-cell office:value-type="float" office:value="5.11111111111111">
            <text:p>5,111111111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9">
            <text:p>1989</text:p>
          </table:table-cell>
          <table:table-cell office:value-type="float" office:value="3.33333333333333">
            <text:p>3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0">
            <text:p>1990</text:p>
          </table:table-cell>
          <table:table-cell office:value-type="float" office:value="5.41666666666667">
            <text:p>5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1">
            <text:p>1991</text:p>
          </table:table-cell>
          <table:table-cell office:value-type="float" office:value="6.41666666666667">
            <text:p>6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2">
            <text:p>1992</text:p>
          </table:table-cell>
          <table:table-cell office:value-type="float" office:value="9.41666666666667">
            <text:p>9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3">
            <text:p>1993</text:p>
          </table:table-cell>
          <table:table-cell office:value-type="float" office:value="15.25">
            <text:p>15,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4">
            <text:p>1994</text:p>
          </table:table-cell>
          <table:table-cell office:value-type="float" office:value="2.08333333333333">
            <text:p>2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5">
            <text:p>1995</text:p>
          </table:table-cell>
          <table:table-cell office:value-type="float" office:value="4.2">
            <text:p>4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6">
            <text:p>1996</text:p>
          </table:table-cell>
          <table:table-cell office:value-type="float" office:value="36.3625">
            <text:p>36,36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7">
            <text:p>1997</text:p>
          </table:table-cell>
          <table:table-cell office:value-type="float" office:value="27.5416666666667">
            <text:p>27,5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8">
            <text:p>1998</text:p>
          </table:table-cell>
          <table:table-cell office:value-type="float" office:value="60.9041666666667">
            <text:p>60,904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9">
            <text:p>1999</text:p>
          </table:table-cell>
          <table:table-cell office:value-type="float" office:value="38.8">
            <text:p>38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0">
            <text:p>2000</text:p>
          </table:table-cell>
          <table:table-cell office:value-type="float" office:value="22.61875">
            <text:p>22,61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1">
            <text:p>2001</text:p>
          </table:table-cell>
          <table:table-cell office:value-type="float" office:value="29.7145833333333">
            <text:p>29,7145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2">
            <text:p>2002</text:p>
          </table:table-cell>
          <table:table-cell office:value-type="float" office:value="27.8041666666667">
            <text:p>27,804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3">
            <text:p>2003</text:p>
          </table:table-cell>
          <table:table-cell office:value-type="float" office:value="42.0416666666667">
            <text:p>42,0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4">
            <text:p>2004</text:p>
          </table:table-cell>
          <table:table-cell office:value-type="float" office:value="71.7083333333333">
            <text:p>71,70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5">
            <text:p>2005</text:p>
          </table:table-cell>
          <table:table-cell office:value-type="float" office:value="92.6770833333333">
            <text:p>92,6770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6">
            <text:p>2006</text:p>
          </table:table-cell>
          <table:table-cell office:value-type="float" office:value="84.7770833333333">
            <text:p>84,7770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7">
            <text:p>2007</text:p>
          </table:table-cell>
          <table:table-cell office:value-type="float" office:value="104.466666666667">
            <text:p>104,4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8">
            <text:p>2008</text:p>
          </table:table-cell>
          <table:table-cell office:value-type="float" office:value="39.8854166666667">
            <text:p>39,8854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9">
            <text:p>2009</text:p>
          </table:table-cell>
          <table:table-cell office:value-type="float" office:value="46.4444444444444">
            <text:p>46,444444444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0">
            <text:p>2010</text:p>
          </table:table-cell>
          <table:table-cell office:value-type="float" office:value="42.075">
            <text:p>42,0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1">
            <text:p>2011</text:p>
          </table:table-cell>
          <table:table-cell office:value-type="float" office:value="43.4729166666667">
            <text:p>43,4729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2">
            <text:p>2012</text:p>
          </table:table-cell>
          <table:table-cell office:value-type="float" office:value="28.04375">
            <text:p>28,04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3">
            <text:p>2013</text:p>
          </table:table-cell>
          <table:table-cell office:value-type="float" office:value="10.2375">
            <text:p>10,2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79">
            <text:p>1979</text:p>
          </table:table-cell>
          <table:table-cell office:value-type="string">
            <text:p>NA</text:p>
          </table:table-cell>
          <table:table-cell office:value-type="float" office:value="690.5">
            <text:p>690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0">
            <text:p>1980</text:p>
          </table:table-cell>
          <table:table-cell office:value-type="string">
            <text:p>NA</text:p>
          </table:table-cell>
          <table:table-cell office:value-type="float" office:value="576.5">
            <text:p>576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1">
            <text:p>1981</text:p>
          </table:table-cell>
          <table:table-cell office:value-type="string">
            <text:p>NA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2">
            <text:p>1982</text:p>
          </table:table-cell>
          <table:table-cell office:value-type="string">
            <text:p>NA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3">
            <text:p>1983</text:p>
          </table:table-cell>
          <table:table-cell office:value-type="string">
            <text:p>NA</text:p>
          </table:table-cell>
          <table:table-cell office:value-type="float" office:value="594.5">
            <text:p>594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4">
            <text:p>1984</text:p>
          </table:table-cell>
          <table:table-cell office:value-type="string">
            <text:p>NA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7">
            <text:p>1987</text:p>
          </table:table-cell>
          <table:table-cell office:value-type="string">
            <text:p>NA</text:p>
          </table:table-cell>
          <table:table-cell office:value-type="float" office:value="21.5">
            <text:p>21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9">
            <text:p>1989</text:p>
          </table:table-cell>
          <table:table-cell office:value-type="string">
            <text:p>NA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0">
            <text:p>1990</text:p>
          </table:table-cell>
          <table:table-cell office:value-type="string">
            <text:p>NA</text:p>
          </table:table-cell>
          <table:table-cell office:value-type="float" office:value="55.5">
            <text:p>55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1">
            <text:p>1991</text:p>
          </table:table-cell>
          <table:table-cell office:value-type="string">
            <text:p>NA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2">
            <text:p>1992</text:p>
          </table:table-cell>
          <table:table-cell office:value-type="string">
            <text:p>NA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3">
            <text:p>1993</text:p>
          </table:table-cell>
          <table:table-cell office:value-type="string">
            <text:p>NA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5">
            <text:p>1995</text:p>
          </table:table-cell>
          <table:table-cell office:value-type="string">
            <text:p>NA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6">
            <text:p>1996</text:p>
          </table:table-cell>
          <table:table-cell office:value-type="string">
            <text:p>NA</text:p>
          </table:table-cell>
          <table:table-cell office:value-type="float" office:value="398.5">
            <text:p>398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7">
            <text:p>1997</text:p>
          </table:table-cell>
          <table:table-cell office:value-type="string">
            <text:p>NA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8">
            <text:p>1998</text:p>
          </table:table-cell>
          <table:table-cell office:value-type="string">
            <text:p>NA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9">
            <text:p>1999</text:p>
          </table:table-cell>
          <table:table-cell office:value-type="string">
            <text:p>NA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2000">
            <text:p>2000</text:p>
          </table:table-cell>
          <table:table-cell office:value-type="string">
            <text:p>NA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1">
            <text:p>2001</text:p>
          </table:table-cell>
          <table:table-cell office:value-type="string">
            <text:p>NA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6">
            <text:p>2006</text:p>
          </table:table-cell>
          <table:table-cell office:value-type="string">
            <text:p>NA</text:p>
          </table:table-cell>
          <table:table-cell office:value-type="float" office:value="1113.5">
            <text:p>1113,5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NA</text:p>
          </table:table-cell>
          <table:table-cell office:value-type="float" office:value="456.5">
            <text:p>456,5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9">
            <text:p>2009</text:p>
          </table:table-cell>
          <table:table-cell office:value-type="string">
            <text:p>NA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12">
            <text:p>2012</text:p>
          </table:table-cell>
          <table:table-cell office:value-type="string">
            <text:p>NA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2">
            <text:p>1982</text:p>
          </table:table-cell>
          <table:table-cell office:value-type="string">
            <text:p>NA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3">
            <text:p>1983</text:p>
          </table:table-cell>
          <table:table-cell office:value-type="string">
            <text:p>NA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4">
            <text:p>1984</text:p>
          </table:table-cell>
          <table:table-cell office:value-type="string">
            <text:p>NA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7">
            <text:p>1987</text:p>
          </table:table-cell>
          <table:table-cell office:value-type="string">
            <text:p>NA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9">
            <text:p>1989</text:p>
          </table:table-cell>
          <table:table-cell office:value-type="string">
            <text:p>NA</text:p>
          </table:table-cell>
          <table:table-cell office:value-type="float" office:value="130.333333333333">
            <text:p>130,333333333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0">
            <text:p>1990</text:p>
          </table:table-cell>
          <table:table-cell office:value-type="string">
            <text:p>NA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1">
            <text:p>1991</text:p>
          </table:table-cell>
          <table:table-cell office:value-type="string">
            <text:p>NA</text:p>
          </table:table-cell>
          <table:table-cell office:value-type="float" office:value="537.666666666667">
            <text:p>537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2">
            <text:p>1992</text:p>
          </table:table-cell>
          <table:table-cell office:value-type="string">
            <text:p>NA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5">
            <text:p>1995</text:p>
          </table:table-cell>
          <table:table-cell office:value-type="string">
            <text:p>NA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6">
            <text:p>1996</text:p>
          </table:table-cell>
          <table:table-cell office:value-type="string">
            <text:p>NA</text:p>
          </table:table-cell>
          <table:table-cell office:value-type="float" office:value="952.666666666667">
            <text:p>952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7">
            <text:p>1997</text:p>
          </table:table-cell>
          <table:table-cell office:value-type="string">
            <text:p>NA</text:p>
          </table:table-cell>
          <table:table-cell office:value-type="float" office:value="924.666666666667">
            <text:p>924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8">
            <text:p>1998</text:p>
          </table:table-cell>
          <table:table-cell office:value-type="string">
            <text:p>NA</text:p>
          </table:table-cell>
          <table:table-cell office:value-type="float" office:value="1075.33333333333">
            <text:p>1075,333333333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9">
            <text:p>1999</text:p>
          </table:table-cell>
          <table:table-cell office:value-type="string">
            <text:p>NA</text:p>
          </table:table-cell>
          <table:table-cell office:value-type="float" office:value="1606.66666666667">
            <text:p>1606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2000">
            <text:p>2000</text:p>
          </table:table-cell>
          <table:table-cell office:value-type="string">
            <text:p>NA</text:p>
          </table:table-cell>
          <table:table-cell office:value-type="float" office:value="715.333333333333">
            <text:p>715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3">
            <text:p>2003</text:p>
          </table:table-cell>
          <table:table-cell office:value-type="string">
            <text:p>NA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6">
            <text:p>2006</text:p>
          </table:table-cell>
          <table:table-cell office:value-type="string">
            <text:p>NA</text:p>
          </table:table-cell>
          <table:table-cell office:value-type="float" office:value="647.333333333333">
            <text:p>647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8">
            <text:p>2008</text:p>
          </table:table-cell>
          <table:table-cell office:value-type="string">
            <text:p>NA</text:p>
          </table:table-cell>
          <table:table-cell office:value-type="float" office:value="1063">
            <text:p>106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9">
            <text:p>2009</text:p>
          </table:table-cell>
          <table:table-cell office:value-type="string">
            <text:p>NA</text:p>
          </table:table-cell>
          <table:table-cell office:value-type="float" office:value="898.333333333333">
            <text:p>898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0">
            <text:p>2010</text:p>
          </table:table-cell>
          <table:table-cell office:value-type="string">
            <text:p>NA</text:p>
          </table:table-cell>
          <table:table-cell office:value-type="float" office:value="734.666666666667">
            <text:p>734,6666666667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1">
            <text:p>2011</text:p>
          </table:table-cell>
          <table:table-cell office:value-type="string">
            <text:p>NA</text:p>
          </table:table-cell>
          <table:table-cell office:value-type="float" office:value="715.333333333333">
            <text:p>715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2">
            <text:p>2012</text:p>
          </table:table-cell>
          <table:table-cell office:value-type="string">
            <text:p>NA</text:p>
          </table:table-cell>
          <table:table-cell office:value-type="float" office:value="392.666666666667">
            <text:p>392,6666666667</text:p>
          </table:table-cell>
        </table:table-row>
        <table:table-row table:style-name="ro1" table:number-rows-repeated="10483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/>
      <number:text> </number:text>
      <number:month number:textual="true"/>
    </number:date-style>
    <number:date-style style:name="N125">
      <number:month number:textual="true"/>
      <number:text> </number:text>
      <number:year/>
    </number:date-style>
    <number:number-style style:name="N126">
      <number:number number:decimal-places="1" number:min-integer-digits="1"/>
      <number:text> </number:text>
    </number:number-style>
    <number:number-style style:name="N127">
      <number:number number:decimal-places="1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1" number:min-integer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2" number:min-integer-digits="1"/>
    </number:number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 style:data-style-name="N2" text:time-value="0000-00-00T11:48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4T15:15:28</meta:creation-date>
    <dc:date>2014-03-26T13:48:47</dc:date>
    <dc:creator>Sophia Nazarova</dc:creator>
    <meta:editing-duration>PT1H21S</meta:editing-duration>
    <meta:editing-cycles>7</meta:editing-cycles>
    <meta:generator>LibreOffice/3.6$Linux_X86_64 LibreOffice_project/360m1$Build-2</meta:generator>
    <meta:document-statistic meta:table-count="1" meta:cell-count="756" meta:object-count="0"/>
  </office:meta>
</office:document-meta>
</file>